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3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ASta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jumps</text:p>
          </table:table-cell>
          <table:table-cell office:value-type="string" calcext:value-type="string">
            <text:p><text:s/>hops</text:p>
          </table:table-cell>
          <table:table-cell office:value-type="string" calcext:value-type="string">
            <text:p><text:s/>dives</text:p>
          </table:table-cell>
          <table:table-cell office:value-type="string" calcext:value-type="string">
            <text:p><text:s/>movetoward</text:p>
          </table:table-cell>
          <table:table-cell office:value-type="string" calcext:value-type="string">
            <text:p><text:s/>moveaway</text:p>
          </table:table-cell>
          <table:table-cell office:value-type="string" calcext:value-type="string">
            <text:p><text:s/>moveup</text:p>
          </table:table-cell>
          <table:table-cell office:value-type="string" calcext:value-type="string">
            <text:p><text:s/>leftscore</text:p>
          </table:table-cell>
          <table:table-cell office:value-type="string" calcext:value-type="string">
            <text:p><text:s/>right sco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ints scored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6-13Session0.bytes</text:p>
          </table:table-cell>
          <table:table-cell office:value-type="float" office:value="17.81058" calcext:value-type="float">
            <text:p>17.810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100414" calcext:value-type="float">
            <text:p>8.100414</text:p>
          </table:table-cell>
          <table:table-cell office:value-type="float" office:value="2.540422" calcext:value-type="float">
            <text:p>2.540422</text:p>
          </table:table-cell>
          <table:table-cell office:value-type="float" office:value="30.94006" calcext:value-type="float">
            <text:p>30.94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-[.J2]" office:value-type="float" office:value="-1" calcext:value-type="float">
            <text:p>-1</text:p>
          </table:table-cell>
          <table:table-cell table:formula="of:=[.I2]+[.J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6-13Session1.bytes</text:p>
          </table:table-cell>
          <table:table-cell office:value-type="float" office:value="16.76234" calcext:value-type="float">
            <text:p>16.76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.3" calcext:value-type="float">
            <text:p>24.3</text:p>
          </table:table-cell>
          <table:table-cell office:value-type="float" office:value="0.6001652" calcext:value-type="float">
            <text:p>0.6001652</text:p>
          </table:table-cell>
          <table:table-cell office:value-type="float" office:value="39.98006" calcext:value-type="float">
            <text:p>39.98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3]-[.J3]" office:value-type="float" office:value="-6" calcext:value-type="float">
            <text:p>-6</text:p>
          </table:table-cell>
          <table:table-cell table:formula="of:=[.I3]+[.J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0.bytes</text:p>
          </table:table-cell>
          <table:table-cell office:value-type="float" office:value="16.10185" calcext:value-type="float">
            <text:p>16.101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80001" calcext:value-type="float">
            <text:p>22.80001</text:p>
          </table:table-cell>
          <table:table-cell office:value-type="float" office:value="0.3002182" calcext:value-type="float">
            <text:p>0.3002182</text:p>
          </table:table-cell>
          <table:table-cell office:value-type="float" office:value="35.21203" calcext:value-type="float">
            <text:p>35.212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4]-[.J4]" office:value-type="float" office:value="-5" calcext:value-type="float">
            <text:p>-5</text:p>
          </table:table-cell>
          <table:table-cell table:formula="of:=[.I4]+[.J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1.bytes</text:p>
          </table:table-cell>
          <table:table-cell office:value-type="float" office:value="16.41604" calcext:value-type="float">
            <text:p>16.416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.09999" calcext:value-type="float">
            <text:p>32.09999</text:p>
          </table:table-cell>
          <table:table-cell office:value-type="float" office:value="1.200322" calcext:value-type="float">
            <text:p>1.200322</text:p>
          </table:table-cell>
          <table:table-cell office:value-type="float" office:value="44.4001" calcext:value-type="float">
            <text:p>44.4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I5]-[.J5]" office:value-type="float" office:value="-7" calcext:value-type="float">
            <text:p>-7</text:p>
          </table:table-cell>
          <table:table-cell table:formula="of:=[.I5]+[.J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2.bytes</text:p>
          </table:table-cell>
          <table:table-cell office:value-type="float" office:value="15.15942" calcext:value-type="float">
            <text:p>15.159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.89999" calcext:value-type="float">
            <text:p>30.89999</text:p>
          </table:table-cell>
          <table:table-cell office:value-type="float" office:value="0.6002444" calcext:value-type="float">
            <text:p>0.6002444</text:p>
          </table:table-cell>
          <table:table-cell office:value-type="float" office:value="39.92809" calcext:value-type="float">
            <text:p>39.928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6]-[.J6]" office:value-type="float" office:value="-8" calcext:value-type="float">
            <text:p>-8</text:p>
          </table:table-cell>
          <table:table-cell table:formula="of:=[.I6]+[.J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3.bytes</text:p>
          </table:table-cell>
          <table:table-cell office:value-type="float" office:value="16.96214" calcext:value-type="float">
            <text:p>16.962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.29995" calcext:value-type="float">
            <text:p>45.29995</text:p>
          </table:table-cell>
          <table:table-cell office:value-type="float" office:value="0.300477" calcext:value-type="float">
            <text:p>0.300477</text:p>
          </table:table-cell>
          <table:table-cell office:value-type="float" office:value="55.8801" calcext:value-type="float">
            <text:p>55.880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I7]-[.J7]" office:value-type="float" office:value="0" calcext:value-type="float">
            <text:p>0</text:p>
          </table:table-cell>
          <table:table-cell table:formula="of:=[.I7]+[.J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4.bytes</text:p>
          </table:table-cell>
          <table:table-cell office:value-type="float" office:value="16.53837" calcext:value-type="float">
            <text:p>16.538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5.29995" calcext:value-type="float">
            <text:p>45.29995</text:p>
          </table:table-cell>
          <table:table-cell office:value-type="float" office:value="0.6005486" calcext:value-type="float">
            <text:p>0.6005486</text:p>
          </table:table-cell>
          <table:table-cell office:value-type="float" office:value="55.39204" calcext:value-type="float">
            <text:p>55.392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I8]-[.J8]" office:value-type="float" office:value="1" calcext:value-type="float">
            <text:p>1</text:p>
          </table:table-cell>
          <table:table-cell table:formula="of:=[.I8]+[.J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5.bytes</text:p>
          </table:table-cell>
          <table:table-cell office:value-type="float" office:value="15.37234" calcext:value-type="float">
            <text:p>15.372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49998" calcext:value-type="float">
            <text:p>46.49998</text:p>
          </table:table-cell>
          <table:table-cell office:value-type="float" office:value="0.3005394" calcext:value-type="float">
            <text:p>0.3005394</text:p>
          </table:table-cell>
          <table:table-cell office:value-type="float" office:value="57.34414" calcext:value-type="float">
            <text:p>57.344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I9]-[.J9]" office:value-type="float" office:value="6" calcext:value-type="float">
            <text:p>6</text:p>
          </table:table-cell>
          <table:table-cell table:formula="of:=[.I9]+[.J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6.bytes</text:p>
          </table:table-cell>
          <table:table-cell office:value-type="float" office:value="15.66155" calcext:value-type="float">
            <text:p>15.661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.59994" calcext:value-type="float">
            <text:p>48.59994</text:p>
          </table:table-cell>
          <table:table-cell office:value-type="float" office:value="0.0004604384" calcext:value-type="float">
            <text:p>0.0004604384</text:p>
          </table:table-cell>
          <table:table-cell office:value-type="float" office:value="62.09604" calcext:value-type="float">
            <text:p>62.096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I10]-[.J10]" office:value-type="float" office:value="9" calcext:value-type="float">
            <text:p>9</text:p>
          </table:table-cell>
          <table:table-cell table:formula="of:=[.I10]+[.J1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7.bytes</text:p>
          </table:table-cell>
          <table:table-cell office:value-type="float" office:value="16.97534" calcext:value-type="float">
            <text:p>16.9753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.49995" calcext:value-type="float">
            <text:p>49.49995</text:p>
          </table:table-cell>
          <table:table-cell office:value-type="float" office:value="0.600466" calcext:value-type="float">
            <text:p>0.600466</text:p>
          </table:table-cell>
          <table:table-cell office:value-type="float" office:value="57.64006" calcext:value-type="float">
            <text:p>57.6400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I11]-[.J11]" office:value-type="float" office:value="0" calcext:value-type="float">
            <text:p>0</text:p>
          </table:table-cell>
          <table:table-cell table:formula="of:=[.I11]+[.J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8.bytes</text:p>
          </table:table-cell>
          <table:table-cell office:value-type="float" office:value="16.90079" calcext:value-type="float">
            <text:p>16.900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.60066" calcext:value-type="float">
            <text:p>24.60066</text:p>
          </table:table-cell>
          <table:table-cell office:value-type="float" office:value="6.121583" calcext:value-type="float">
            <text:p>6.121583</text:p>
          </table:table-cell>
          <table:table-cell office:value-type="float" office:value="51.42406" calcext:value-type="float">
            <text:p>51.424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12]-[.J12]" office:value-type="float" office:value="-4" calcext:value-type="float">
            <text:p>-4</text:p>
          </table:table-cell>
          <table:table-cell table:formula="of:=[.I12]+[.J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9.bytes</text:p>
          </table:table-cell>
          <table:table-cell office:value-type="float" office:value="17.94251" calcext:value-type="float">
            <text:p>17.942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.99997" calcext:value-type="float">
            <text:p>44.99997</text:p>
          </table:table-cell>
          <table:table-cell office:value-type="float" office:value="1.980528" calcext:value-type="float">
            <text:p>1.980528</text:p>
          </table:table-cell>
          <table:table-cell office:value-type="float" office:value="61.60809" calcext:value-type="float">
            <text:p>61.6080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I13]-[.J13]" office:value-type="float" office:value="3" calcext:value-type="float">
            <text:p>3</text:p>
          </table:table-cell>
          <table:table-cell table:formula="of:=[.I13]+[.J1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ssets/DropFeetGame/RecordedReplays/PlayerA/NEWreplay2020-04-5--10-59-24Session10.bytes</text:p>
          </table:table-cell>
          <table:table-cell office:value-type="float" office:value="15.00524" calcext:value-type="float">
            <text:p>15.005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.89999" calcext:value-type="float">
            <text:p>45.89999</text:p>
          </table:table-cell>
          <table:table-cell office:value-type="float" office:value="0.000555791" calcext:value-type="float">
            <text:p>0.000555791</text:p>
          </table:table-cell>
          <table:table-cell office:value-type="float" office:value="52.00807" calcext:value-type="float">
            <text:p>52.008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I14]-[.J14]" office:value-type="float" office:value="1" calcext:value-type="float">
            <text:p>1</text:p>
          </table:table-cell>
          <table:table-cell table:formula="of:=[.I14]+[.J14]"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s:</text:p>
          </table:table-cell>
          <table:table-cell table:formula="of:=AVERAGE([.B2:.B14])" office:value-type="float" office:value="16.4314238461538" calcext:value-type="float">
            <text:p>16.4314238461538</text:p>
          </table:table-cell>
          <table:table-cell table:formula="of:=AVERAGE([.C2:.C14])" office:value-type="float" office:value="10.8461538461538" calcext:value-type="float">
            <text:p>10.8461538461538</text:p>
          </table:table-cell>
          <table:table-cell table:formula="of:=AVERAGE([.D2:.D14])" office:value-type="float" office:value="0.769230769230769" calcext:value-type="float">
            <text:p>0.769230769230769</text:p>
          </table:table-cell>
          <table:table-cell table:formula="of:=AVERAGE([.E2:.E14])" office:value-type="float" office:value="10.1538461538462" calcext:value-type="float">
            <text:p>10.1538461538462</text:p>
          </table:table-cell>
          <table:table-cell table:formula="of:=AVERAGE([.F2:.F14])" office:value-type="float" office:value="36.0692918461538" calcext:value-type="float">
            <text:p>36.0692918461538</text:p>
          </table:table-cell>
          <table:table-cell table:formula="of:=AVERAGE([.G2:.G14])" office:value-type="float" office:value="1.16511769456923" calcext:value-type="float">
            <text:p>1.16511769456923</text:p>
          </table:table-cell>
          <table:table-cell table:formula="of:=AVERAGE([.H2:.H14])" office:value-type="float" office:value="49.5271492307692" calcext:value-type="float">
            <text:p>49.5271492307692</text:p>
          </table:table-cell>
          <table:table-cell table:formula="of:=AVERAGE([.I2:.I14])" office:value-type="float" office:value="3.23076923076923" calcext:value-type="float">
            <text:p>3.23076923076923</text:p>
          </table:table-cell>
          <table:table-cell table:formula="of:=AVERAGE([.J2:.J14])" office:value-type="float" office:value="4.07692307692308" calcext:value-type="float">
            <text:p>4.07692307692308</text:p>
          </table:table-cell>
          <table:table-cell table:formula="of:=AVERAGE([.K2:.K14])" office:value-type="float" office:value="-0.846153846153846" calcext:value-type="float">
            <text:p>-0.846153846153846</text:p>
          </table:table-cell>
          <table:table-cell table:formula="of:=AVERAGE([.L2:.L14])" office:value-type="float" office:value="7.30769230769231" calcext:value-type="float">
            <text:p>7.30769230769231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2:.B14])" office:value-type="float" office:value="0.938945290787652" calcext:value-type="float">
            <text:p>0.938945290787652</text:p>
          </table:table-cell>
          <table:table-cell table:formula="of:=STDEV([.C2:.C14])" office:value-type="float" office:value="3.07804466737554" calcext:value-type="float">
            <text:p>3.07804466737554</text:p>
          </table:table-cell>
          <table:table-cell table:formula="of:=STDEV([.D2:.D14])" office:value-type="float" office:value="0.926808695996298" calcext:value-type="float">
            <text:p>0.926808695996298</text:p>
          </table:table-cell>
          <table:table-cell table:formula="of:=STDEV([.E2:.E14])" office:value-type="float" office:value="3.78255103173669" calcext:value-type="float">
            <text:p>3.78255103173669</text:p>
          </table:table-cell>
          <table:table-cell table:formula="of:=STDEV([.F2:.F14])" office:value-type="float" office:value="13.1144432774852" calcext:value-type="float">
            <text:p>13.1144432774852</text:p>
          </table:table-cell>
          <table:table-cell table:formula="of:=STDEV([.G2:.G14])" office:value-type="float" office:value="1.66722693341376" calcext:value-type="float">
            <text:p>1.66722693341376</text:p>
          </table:table-cell>
          <table:table-cell table:formula="of:=STDEV([.H2:.H14])" office:value-type="float" office:value="10.3091342418172" calcext:value-type="float">
            <text:p>10.3091342418172</text:p>
          </table:table-cell>
          <table:table-cell table:formula="of:=STDEV([.I2:.I14])" office:value-type="float" office:value="3.24432443285825" calcext:value-type="float">
            <text:p>3.24432443285825</text:p>
          </table:table-cell>
          <table:table-cell table:formula="of:=STDEV([.J2:.J14])" office:value-type="float" office:value="2.3259957889593" calcext:value-type="float">
            <text:p>2.3259957889593</text:p>
          </table:table-cell>
          <table:table-cell table:formula="of:=STDEV([.K2:.K14])" office:value-type="float" office:value="5.08012719404665" calcext:value-type="float">
            <text:p>5.08012719404665</text:p>
          </table:table-cell>
          <table:table-cell table:formula="of:=STDEV([.L2:.L14])" office:value-type="float" office:value="2.46253986040888" calcext:value-type="float">
            <text:p>2.46253986040888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4:59:07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5:00:14.972000000</dc:date>
    <meta:editing-duration>PT23H18M34S</meta:editing-duration>
    <meta:editing-cycles>5</meta:editing-cycles>
    <meta:generator>LibreOffice/6.1.0.3$Windows_X86_64 LibreOffice_project/efb621ed25068d70781dc026f7e9c5187a4decd1</meta:generator>
    <meta:document-statistic meta:table-count="1" meta:cell-count="193" meta:object-count="0"/>
  </office:meta>
</office:document-meta>
</file>